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tiff" manifest:full-path="Pictures/10000201000002870000002D83501D47.tif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 draw:shadow="visibl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ff0000" draw:marker-start-width="0.35cm" draw:marker-end-width="0.35cm" draw:fill="none" draw:fill-color="#cfe7e5" draw:textarea-horizontal-align="justify" draw:textarea-vertical-align="middle" draw:auto-grow-height="false" fo:padding-top="0.175cm" fo:padding-bottom="0.175cm" fo:padding-left="0.3cm" fo:padding-right="0.3cm"/>
    </style:style>
    <style:style style:name="P1" style:family="paragraph">
      <style:paragraph-properties fo:text-align="center"/>
    </style:style>
  </office:automatic-styles>
  <office:body>
    <office:graphics>
      <draw:page draw:name="page1" draw:style-name="dp1" draw:master-page-name="Default">
        <draw:g>
          <draw:custom-shape draw:style-name="gr1" draw:text-style-name="P1" draw:layer="layout" svg:width="21.5cm" svg:height="2.3cm" svg:x="1.3cm" svg:y="1.9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" draw:text-style-name="P1" draw:layer="layout" svg:width="20.759cm" svg:height="1.6cm" svg:x="1.741cm" svg:y="2.3cm">
            <draw:image xlink:href="Pictures/10000201000002870000002D83501D47.tif" xlink:type="simple" xlink:show="embed" xlink:actuate="onLoad">
              <text:p/>
            </draw:image>
          </draw:frame>
          <draw:custom-shape draw:style-name="gr3" draw:text-style-name="P1" draw:layer="layout" svg:width="2.8cm" svg:height="1.1cm" svg:x="4.3cm" svg:y="2.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7-10T12:25:19</meta:creation-date>
    <dc:date>2013-10-04T13:23:52</dc:date>
    <meta:editing-duration>PT23H48M33S</meta:editing-duration>
    <meta:editing-cycles>14</meta:editing-cycles>
    <meta:generator>LibreOffice/3.4$Unix LibreOffice_project/340m1$Build-402</meta:generator>
    <meta:document-statistic meta:object-count="4"/>
  </office:meta>
</office:document-meta>
</file>